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paragraph-rsid="00187d0a"/>
    </style:style>
    <style:style style:name="P4" style:family="paragraph" style:parent-style-name="Text_20_body">
      <style:text-properties officeooo:rsid="001a7bfb" officeooo:paragraph-rsid="001a7bfb"/>
    </style:style>
    <style:style style:name="P5" style:family="paragraph" style:parent-style-name="Text_20_body">
      <style:text-properties officeooo:rsid="001ac9dd" officeooo:paragraph-rsid="001ac9dd"/>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3">
      <style:text-properties officeooo:paragraph-rsid="001ac9dd"/>
    </style:style>
    <style:style style:name="P13" style:family="paragraph" style:parent-style-name="Heading_20_3">
      <style:text-properties officeooo:paragraph-rsid="001cd1b2"/>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Text_20_body">
      <style:text-properties officeooo:rsid="001b7a7e" officeooo:paragraph-rsid="001b7a7e"/>
    </style:style>
    <style:style style:name="P19" style:family="paragraph" style:parent-style-name="Text_20_body">
      <style:text-properties officeooo:rsid="001a7bfb" officeooo:paragraph-rsid="001a7bfb"/>
    </style:style>
    <style:style style:name="P20" style:family="paragraph" style:parent-style-name="Text_20_body">
      <style:text-properties officeooo:rsid="00187d0a" officeooo:paragraph-rsid="001a7bfb"/>
    </style:style>
    <style:style style:name="P21" style:family="paragraph" style:parent-style-name="Text_20_body">
      <style:text-properties officeooo:rsid="001bccf8" officeooo:paragraph-rsid="001cd1b2"/>
    </style:style>
    <style:style style:name="P22" style:family="paragraph" style:parent-style-name="Text_20_body">
      <style:text-properties officeooo:rsid="001df7c5" officeooo:paragraph-rsid="001df7c5"/>
    </style:style>
    <style:style style:name="P23" style:family="paragraph" style:parent-style-name="Text_20_body">
      <style:text-properties style:font-name="Andale Mono" officeooo:rsid="001df7c5" officeooo:paragraph-rsid="001df7c5"/>
    </style:style>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officeooo:rsid="00187d0a"/>
    </style:style>
    <style:style style:name="T5" style:family="text">
      <style:text-properties officeooo:rsid="001a7bfb"/>
    </style:style>
    <style:style style:name="T6" style:family="text">
      <style:text-properties officeooo:rsid="001ac9dd"/>
    </style:style>
    <style:style style:name="T7" style:family="text">
      <style:text-properties officeooo:rsid="001cd1b2"/>
    </style:style>
    <style:style style:name="T8" style:family="text">
      <style:text-properties fo:font-style="italic" officeooo:rsid="001cd1b2" style:font-style-asian="italic" style:font-style-complex="italic"/>
    </style:style>
    <style:style style:name="T9" style:family="text">
      <style:text-properties officeooo:rsid="001df7c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4">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503_3059173884" text:style-name="Index_20_Link" text:visited-style-name="Index_20_Link">Right Now<text:tab/>2</text:a></text:p>
          <text:p text:style-name="P7"><text:a xlink:type="simple" xlink:href="#__RefHeading___Toc505_3059173884" text:style-name="Index_20_Link" text:visited-style-name="Index_20_Link">June 8<text:tab/>2</text:a></text:p>
          <text:p text:style-name="P8"><text:a xlink:type="simple" xlink:href="#__RefHeading___Toc507_3059173884" text:style-name="Index_20_Link" text:visited-style-name="Index_20_Link">Underserved, What Does it Mean?<text:tab/>2</text:a></text:p>
          <text:p text:style-name="P6"><text:a xlink:type="simple" xlink:href="#__RefHeading___Toc509_3059173884" text:style-name="Index_20_Link" text:visited-style-name="Index_20_Link">500 Cities Data Files<text:tab/>3</text:a></text:p>
          <text:p text:style-name="P7"><text:a xlink:type="simple" xlink:href="#__RefHeading___Toc511_3059173884" text:style-name="Index_20_Link" text:visited-style-name="Index_20_Link">Measures<text:tab/>3</text:a></text:p>
          <text:p text:style-name="P8"><text:a xlink:type="simple" xlink:href="#__RefHeading___Toc513_3059173884" text:style-name="Index_20_Link" text:visited-style-name="Index_20_Link">Unhealthy Behaviors<text:tab/>3</text:a></text:p>
          <text:p text:style-name="P8"><text:a xlink:type="simple" xlink:href="#__RefHeading___Toc515_3059173884" text:style-name="Index_20_Link" text:visited-style-name="Index_20_Link">Health Outcomes<text:tab/>3</text:a></text:p>
          <text:p text:style-name="P8"><text:a xlink:type="simple" xlink:href="#__RefHeading___Toc517_3059173884" text:style-name="Index_20_Link" text:visited-style-name="Index_20_Link">Prevention<text:tab/>3</text:a></text:p>
          <text:p text:style-name="P7"><text:a xlink:type="simple" xlink:href="#__RefHeading___Toc519_3059173884" text:style-name="Index_20_Link" text:visited-style-name="Index_20_Link">Measure Definitions<text:tab/>4</text:a></text:p>
          <text:p text:style-name="P8"><text:a xlink:type="simple" xlink:href="#__RefHeading___Toc521_3059173884" text:style-name="Index_20_Link" text:visited-style-name="Index_20_Link">Measure Definitions Sample: Health Outcomes for Arthritis<text:tab/>4</text:a></text:p>
        </text:index-body>
      </text:table-of-content>
      <text:p text:style-name="P4"/>
      <text:h text:style-name="P9" text:outline-level="1"/>
      <text:h text:style-name="P11"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5">I’m in the analysis phase. Starting to look at the health-related data and making notes so that I understand what I’m looking at.</text:p>
      <text:p text:style-name="P18">500 Cities dataset measures 27 different health-related data points, by Census Data Tract. I’m using this to give an overview of the city’s health on a Tract-by-Tract basis. These Census Tracts will form the basis of my examination within the city.</text:p>
      <text:p text:style-name="P21">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13" text:outline-level="3"><text:bookmark-start text:name="__RefHeading___Toc507_3059173884"/>Underserved, What Does it Mean?<text:bookmark-end text:name="__RefHeading___Toc507_3059173884"/></text:h>
      <text:p text:style-name="Text_20_body"><text:span text:style-name="T7">In the context of this project, </text:span><text:span text:style-name="T8">Underserved</text:span><text:span text:style-name="T7"> refers to areas with fewer health-care facilities and/or higher than average rates of chronic health issues. </text:span><text:s/><text:span text:style-name="T9">I’m using Census Tracts to subdivide the city as that’s a more accurate way to do it [see reference].</text:span></text:p>
      <text:p text:style-name="P23">Underserved == <text:line-break/><text:tab/>fewer(AVG(healthcare facilities)) &amp;&amp; || <text:line-break/><text:tab/>higher(AVG(health issues))</text:p>
      <text:p text:style-name="P22">jkjkk</text:p>
      <text:p text:style-name="P5"/>
      <text:p text:style-name="P5"/>
      <text:h text:style-name="P9" text:outline-level="1"/>
      <text:h text:style-name="P11" text:outline-level="1"><text:bookmark-start text:name="__RefHeading___Toc509_3059173884"/>500 Cities <text:span text:style-name="T5">Data Files</text:span><text:bookmark-end text:name="__RefHeading___Toc509_3059173884"/></text:h>
      <text:p text:style-name="P3">Need to understand what this data is saying. Here <text:span text:style-name="T6">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4">The 27 measures include 5 unhealthy behaviors, 13 health outcomes, and 9 prevention practices.</text:p>
      <text:p text:style-name="P4">The measures include major risk behaviors that lead to illness, suffering, and early death related to chronic diseases and conditions, as well as the conditions and diseases that are the most common, costly, and preventable of all health problems.</text:p>
      <text:p text:style-name="P4">Each measure will have a comprehensive definition that includes the background, significance, limitations of the indicator, data source, and limitations of the data resources.</text:p>
      <text:p text:style-name="P4">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177299800" text:style-name="L1">
        <text:list-item>
          <text:p text:style-name="P14">Binge drinking among adults aged ≥18 years</text:p>
        </text:list-item>
        <text:list-item>
          <text:p text:style-name="P14">Current smoking among adults aged ≥18 years</text:p>
        </text:list-item>
        <text:list-item>
          <text:p text:style-name="P14">No leisure-time physical activity among adults aged ≥18 years</text:p>
        </text:list-item>
        <text:list-item>
          <text:p text:style-name="P14">Obesity among adults aged ≥18 years</text:p>
        </text:list-item>
        <text:list-item>
          <text:p text:style-name="P14">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3582303380" text:style-name="L2">
        <text:list-item>
          <text:p text:style-name="P15">Arthritis among adults aged ≥18 years</text:p>
        </text:list-item>
        <text:list-item>
          <text:p text:style-name="P15">Current asthma among adults aged ≥18 years</text:p>
        </text:list-item>
        <text:list-item>
          <text:p text:style-name="P15">High blood pressure among adults aged ≥18 years</text:p>
        </text:list-item>
        <text:list-item>
          <text:p text:style-name="P15">Cancer (excluding skin cancer) among adults aged ≥18 years</text:p>
        </text:list-item>
        <text:list-item>
          <text:p text:style-name="P15">High cholesterol among adults aged ≥18 years who have been screened in the past 5 years</text:p>
        </text:list-item>
        <text:list-item>
          <text:p text:style-name="P15">Chronic kidney disease among adults aged ≥18 years</text:p>
        </text:list-item>
        <text:list-item>
          <text:p text:style-name="P15">Chronic obstructive pulmonary disease among adults aged ≥18 years</text:p>
        </text:list-item>
        <text:list-item>
          <text:p text:style-name="P15">Coronary heart disease among adults aged ≥18 years</text:p>
        </text:list-item>
        <text:list-item>
          <text:p text:style-name="P15">Diagnosed diabetes among adults aged ≥18 years</text:p>
        </text:list-item>
        <text:list-item>
          <text:p text:style-name="P15">Mental health not good for ≥14 days among adults aged ≥18 years</text:p>
        </text:list-item>
        <text:list-item>
          <text:p text:style-name="P15">Physical health not good for ≥14 days among adults aged ≥18 years</text:p>
        </text:list-item>
        <text:list-item>
          <text:p text:style-name="P15">All teeth lost among adults aged ≥65 years</text:p>
        </text:list-item>
        <text:list-item>
          <text:p text:style-name="P15">Stroke among adults aged ≥18 years</text:p>
        </text:list-item>
      </text:list>
      <text:h text:style-name="P12" text:outline-level="3"><text:bookmark-start text:name="__RefHeading___Toc517_3059173884"/>Prevention<text:bookmark-end text:name="__RefHeading___Toc517_3059173884"/></text:h>
      <text:list xml:id="list2589629948" text:style-name="L3">
        <text:list-item>
          <text:p text:style-name="P16">Current lack of health insurance among adults aged 18-64 years</text:p>
        </text:list-item>
        <text:list-item>
          <text:p text:style-name="P16"><text:soft-page-break/>Visits to doctor for routine checkup within the past year among adults aged ≥18 years</text:p>
        </text:list-item>
        <text:list-item>
          <text:p text:style-name="P16">Visits to dentist or dental clinic among adults aged ≥18 years</text:p>
        </text:list-item>
        <text:list-item>
          <text:p text:style-name="P16">Taking medicine for high blood pressure control among adults aged ≥18 years with high blood pressure</text:p>
        </text:list-item>
        <text:list-item>
          <text:p text:style-name="P16">Cholesterol screening among adults aged ≥18 years</text:p>
        </text:list-item>
        <text:list-item>
          <text:p text:style-name="P16">Mammography use among women aged 50-74 years</text:p>
        </text:list-item>
        <text:list-item>
          <text:p text:style-name="P16">Papanicolaou smear use among adult women aged 21-65 years</text:p>
        </text:list-item>
        <text:list-item>
          <text:p text:style-name="P16">Fecal occult blood test, sigmoidoscopy, or colonoscopy among adults aged 50-75 years</text:p>
        </text:list-item>
        <text:list-item>
          <text:p text:style-name="P16">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20">Measure Definitions are divided into the three Areas below. Each Area contains info on the 27 measures.</text:p>
      <text:list xml:id="list170867774" text:style-name="L4">
        <text:list-item>
          <text:p text:style-name="P17">Health Outcomes</text:p>
        </text:list-item>
        <text:list-item>
          <text:p text:style-name="P17">Prevention</text:p>
        </text:list-item>
        <text:list-item>
          <text:p text:style-name="P17">Unhealthy Behaviors</text:p>
        </text:list-item>
      </text:list>
      <text:h text:style-name="Heading_20_3" text:outline-level="3"><text:bookmark-start text:name="__RefHeading___Toc521_3059173884"/>Measure Definitions <text:span text:style-name="T5">Sample</text:span>: Health Outcomes <text:span text:style-name="T4">for Arthritis</text:span><text:bookmark-end text:name="__RefHeading___Toc521_3059173884"/></text:h>
      <text:p text:style-name="Text_20_body"><text:span text:style-name="T3">Demographic group</text:span><text:tab/></text:p>
      <text:p text:style-name="Text_20_body">Resident adults aged ≥18 years.</text:p>
      <text:p text:style-name="P1">Numerator</text:p>
      <text:p text:style-name="Text_20_body">Respondents aged ≥18 years who report having been told by a doctor, nurse, or other health professional that they had arthritis.</text:p>
      <text:p text:style-name="P1">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1">Measures of frequency</text:p>
      <text:p text:style-name="Text_20_body">Annual prevalence (years 2011–2015) with 95% confidence intervals and by demographic characteristics when feasible.</text:p>
      <text:p text:style-name="P1">Time period of case definition</text:p>
      <text:p text:style-name="Text_20_body">Lifetime.</text:p>
      <text:p text:style-name="Text_20_body"><text:span text:style-name="T3">Background</text:span><text:tab/></text:p>
      <text:p text:style-name="Text_20_body"><text:soft-page-break/>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1">Related</text:p>
      <text:p text:style-name="P2">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5</text:page-number> <text:span text:style-name="MT1">of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1H21M41S</meta:editing-duration>
    <meta:editing-cycles>7</meta:editing-cycles>
    <meta:generator>LibreOffice/6.3.0.4$MacOSX_X86_64 LibreOffice_project/057fc023c990d676a43019934386b85b21a9ee99</meta:generator>
    <meta:initial-creator>Landry Butler</meta:initial-creator>
    <dc:date>2020-06-08T14:13:30.784252479</dc:date>
    <dc:creator>Landry Butler</dc:creator>
    <meta:document-statistic meta:table-count="0" meta:image-count="0" meta:object-count="0" meta:page-count="5" meta:paragraph-count="89" meta:word-count="1110" meta:character-count="7135" meta:non-whitespace-character-count="6132"/>
    <meta:template xlink:type="simple" xlink:actuate="onRequest" xlink:title="Default Template" xlink:href="../../../../Library/Application%20Support/LibreOffice/4/user/template/Default%20Template.ott" meta:date="2020-06-08T12:18:55.321166796"/>
  </office:meta>
</office:document-meta>
</file>